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1" style:family="paragraph" style:parent-style-name="Text_20_body" style:list-style-name="List_20_4">
      <style:text-properties officeooo:rsid="000cc708" officeooo:paragraph-rsid="000cc708"/>
    </style:style>
    <style:style style:name="P22" style:family="paragraph" style:parent-style-name="Text_20_body" style:list-style-name="List_20_4">
      <style:text-properties officeooo:rsid="000cc708" officeooo:paragraph-rsid="000e98b6"/>
    </style:style>
    <style:style style:name="P23" style:family="paragraph" style:parent-style-name="Text_20_body" style:list-style-name="List_20_4">
      <style:text-properties officeooo:rsid="000e98b6" officeooo:paragraph-rsid="000e98b6"/>
    </style:style>
    <style:style style:name="P24" style:family="paragraph" style:parent-style-name="Text_20_body" style:list-style-name="List_20_4">
      <style:text-properties officeooo:rsid="000f3ad8" officeooo:paragraph-rsid="000f3ad8"/>
    </style:style>
    <style:style style:name="P25" style:family="paragraph" style:parent-style-name="Text_20_body" style:list-style-name="List_20_4">
      <style:text-properties officeooo:rsid="00103dd6" officeooo:paragraph-rsid="001e4caa"/>
    </style:style>
    <style:style style:name="P26" style:family="paragraph" style:parent-style-name="Text_20_body" style:list-style-name="List_20_4">
      <style:text-properties officeooo:rsid="00103dd6" officeooo:paragraph-rsid="00103dd6"/>
    </style:style>
    <style:style style:name="P27" style:family="paragraph" style:parent-style-name="Text_20_body" style:list-style-name="List_20_4">
      <style:text-properties officeooo:rsid="0014829a" officeooo:paragraph-rsid="0014829a"/>
    </style:style>
    <style:style style:name="P28" style:family="paragraph" style:parent-style-name="Text_20_body" style:list-style-name="List_20_4">
      <style:text-properties officeooo:rsid="00166f5a" officeooo:paragraph-rsid="00166f5a"/>
    </style:style>
    <style:style style:name="P29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0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1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2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3" style:family="paragraph" style:parent-style-name="Text_20_body" style:list-style-name="List_20_4">
      <style:text-properties officeooo:rsid="00197e5f" officeooo:paragraph-rsid="00197e5f"/>
    </style:style>
    <style:style style:name="P34" style:family="paragraph" style:parent-style-name="Text_20_body" style:list-style-name="List_20_4">
      <style:text-properties officeooo:rsid="0018937b" officeooo:paragraph-rsid="0018937b"/>
    </style:style>
    <style:style style:name="P35" style:family="paragraph" style:parent-style-name="Text_20_body" style:list-style-name="List_20_4">
      <style:text-properties officeooo:rsid="001cda26" officeooo:paragraph-rsid="001cda26"/>
    </style:style>
    <style:style style:name="P36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7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66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font-style="italic" officeooo:rsid="0011b473" style:font-style-asian="italic" style:font-style-complex="italic"/>
    </style:style>
    <style:style style:name="T16" style:family="text">
      <style:text-properties officeooo:rsid="001ed753"/>
    </style:style>
    <style:style style:name="T17" style:family="text">
      <style:text-properties officeooo:rsid="00240867"/>
    </style:style>
    <style:style style:name="T18" style:family="text">
      <style:text-properties officeooo:rsid="0025da3f"/>
    </style:style>
    <style:style style:name="T19" style:family="text">
      <style:text-properties officeooo:rsid="00282713"/>
    </style:style>
    <style:style style:name="T20" style:family="text">
      <style:text-properties officeooo:rsid="0028c1be"/>
    </style:style>
    <style:style style:name="T21" style:family="text">
      <style:text-properties officeooo:rsid="002aa2ee"/>
    </style:style>
    <style:style style:name="T22" style:family="text">
      <style:text-properties officeooo:rsid="00379b19"/>
    </style:style>
    <style:style style:name="T23" style:family="text">
      <style:text-properties officeooo:rsid="0038cfe2"/>
    </style:style>
    <style:style style:name="T24" style:family="text">
      <style:text-properties officeooo:rsid="003a2ff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a8e9f" style:font-weight-asian="normal" style:font-weight-complex="normal"/>
    </style:style>
    <style:style style:name="T27" style:family="text">
      <style:text-properties fo:font-weight="normal" officeooo:rsid="003b7c92" style:font-weight-asian="normal" style:font-weight-complex="normal"/>
    </style:style>
    <style:style style:name="T28" style:family="text">
      <style:text-properties officeooo:rsid="003f1b0d"/>
    </style:style>
    <style:style style:name="T29" style:family="text">
      <style:text-properties officeooo:rsid="003fed2c"/>
    </style:style>
    <style:style style:name="T30" style:family="text">
      <style:text-properties officeooo:rsid="00415c13"/>
    </style:style>
    <style:style style:name="T31" style:family="text">
      <style:text-properties style:text-underline-style="none"/>
    </style:style>
    <style:style style:name="T32" style:family="text">
      <style:text-properties officeooo:rsid="0041911e"/>
    </style:style>
    <style:style style:name="T33" style:family="text">
      <style:text-properties officeooo:rsid="00433737"/>
    </style:style>
    <style:style style:name="T34" style:family="text">
      <style:text-properties officeooo:rsid="0044d2b8"/>
    </style:style>
    <style:style style:name="T35" style:family="text">
      <style:text-properties officeooo:rsid="0046a85c"/>
    </style:style>
    <style:style style:name="T36" style:family="text">
      <style:text-properties officeooo:rsid="00485c42"/>
    </style:style>
    <style:style style:name="T37" style:family="text">
      <style:text-properties officeooo:rsid="00488366"/>
    </style:style>
    <style:style style:name="T38" style:family="text">
      <style:text-properties officeooo:rsid="004b5fd3"/>
    </style:style>
    <style:style style:name="T39" style:family="text">
      <style:text-properties officeooo:rsid="004cd1f6"/>
    </style:style>
    <style:style style:name="T40" style:family="text">
      <style:text-properties officeooo:rsid="004d36e1"/>
    </style:style>
    <style:style style:name="T41" style:family="text">
      <style:text-properties officeooo:rsid="004da108"/>
    </style:style>
    <style:style style:name="T42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1">Creación de la estructura de directorios</text:p>
            </text:list-item>
            <text:list-item>
              <text:p text:style-name="P21">Configuración del servidor: archivo .htdocs</text:p>
            </text:list-item>
            <text:list-item>
              <text:p text:style-name="P21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2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3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3">Creación de los archivos de configuración:</text:p>
              <text:list>
                <text:list-item>
                  <text:p text:style-name="P23">Conexión con el servidor de base de datos (<text:span text:style-name="T6">server.php</text:span>)</text:p>
                  <text:list>
                    <text:list-item>
                      <text:p text:style-name="P24">DB_SERVER</text:p>
                    </text:list-item>
                    <text:list-item>
                      <text:p text:style-name="P24">DB_NAME</text:p>
                    </text:list-item>
                    <text:list-item>
                      <text:p text:style-name="P24">DB_USER</text:p>
                    </text:list-item>
                    <text:list-item>
                      <text:p text:style-name="P24">DB_PASS</text:p>
                    </text:list-item>
                  </text:list>
                </text:list-item>
                <text:list-item>
                  <text:p text:style-name="P23">Configuración de la aplicación (<text:span text:style-name="T6">app.php</text:span>)</text:p>
                  <text:list>
                    <text:list-item>
                      <text:p text:style-name="P24">APP_URL</text:p>
                    </text:list-item>
                    <text:list-item>
                      <text:p text:style-name="P24">APP_NAME</text:p>
                    </text:list-item>
                    <text:list-item>
                      <text:p text:style-name="P24">APP_SESSION_NAME</text:p>
                    </text:list-item>
                    <text:list-item>
                      <text:p text:style-name="P24">date_default_timezone_set</text:p>
                    </text:list-item>
                    <text:list-item>
                      <text:p text:style-name="P24">setlocale</text:p>
                    </text:list-item>
                  </text:list>
                </text:list-item>
              </text:list>
            </text:list-item>
            <text:list-item>
              <text:p text:style-name="P25">Creación del <text:span text:style-name="T6">autoload.php</text:span> <text:span text:style-name="T2">(carga las rutas de las clases al utilizar </text:span><text:span text:style-name="T15">namespaces</text:span><text:span text:style-name="T2">)</text:span></text:p>
            </text:list-item>
            <text:list-item>
              <text:p text:style-name="P26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7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8">Archivo de inicio de sesión</text:p>
              <text:list>
                <text:list-item>
                  <text:p text:style-name="P29">app/views/inc/session_start.php</text:p>
                </text:list-item>
              </text:list>
            </text:list-item>
            <text:list-item>
              <text:p text:style-name="P28">Instalar <text:span text:style-name="T5">plugin </text:span>sweet alert 2 para ventanas emergentes</text:p>
            </text:list-item>
            <text:list-item>
              <text:p text:style-name="P28">Crear ventanas emergentes personalizadas</text:p>
            </text:list-item>
            <text:list-item>
              <text:p text:style-name="P28">Instalar mis estilos personalizados</text:p>
            </text:list-item>
            <text:list-item>
              <text:p text:style-name="P33"><text:soft-page-break/>Crear archivo de funciones js y archivo de funciones ajax</text:p>
            </text:list-item>
            <text:list-item>
              <text:p text:style-name="P34">Cr<text:span text:style-name="T16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5"><text:span text:style-name="T17">C</text:span>ontrolador y el modelo para las vistas</text:p>
              <text:list>
                <text:list-item>
                  <text:p text:style-name="P30">app/controllers/viewsController.php</text:p>
                </text:list-item>
                <text:list-item>
                  <text:p text:style-name="P30">app/models/viewsModel.php</text:p>
                </text:list-item>
              </text:list>
            </text:list-item>
            <text:list-item>
              <text:p text:style-name="P35"><text:span text:style-name="T17">V</text:span>ista página de error</text:p>
              <text:list>
                <text:list-item>
                  <text:p text:style-name="P31">app/views/content/404-view.php</text:p>
                </text:list-item>
              </text:list>
            </text:list-item>
            <text:list-item>
              <text:p text:style-name="P36">Barra de navegación superior responsive</text:p>
              <text:list>
                <text:list-item>
                  <text:p text:style-name="P32">app/views/inc/navbar.php</text:p>
                </text:list-item>
              </text:list>
            </text:list-item>
            <text:list-item>
              <text:p text:style-name="P36">Pié de página</text:p>
              <text:list>
                <text:list-item>
                  <text:p text:style-name="P32">app/views/inc/footer.php</text:p>
                </text:list-item>
              </text:list>
            </text:list-item>
            <text:list-item>
              <text:p text:style-name="P36">Botón para volver arriba cuando se ha hecho scroll</text:p>
              <text:list>
                <text:list-item>
                  <text:p text:style-name="P32">app/views/inc/botonScroll.php</text:p>
                </text:list-item>
              </text:list>
            </text:list-item>
            <text:list-item>
              <text:p text:style-name="P35"><text:span text:style-name="T17">V</text:span>ista de la página principal</text:p>
              <text:list>
                <text:list-item>
                  <text:p text:style-name="P31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8">7</text:span>: 0<text:span text:style-name="T18">9</text:span>/10/2025</text:p>
          <text:list>
            <text:list-item>
              <text:p text:style-name="P37">Vistas de los menús de la página principal:</text:p>
              <text:list>
                <text:list-item>
                  <text:p text:style-name="P37">Últimas recetas añadidas, aperitivos, primeros platos, segundos platos, postres, buscar recetas.</text:p>
                </text:list-item>
              </text:list>
            </text:list-item>
            <text:list-item>
              <text:p text:style-name="P38">Vista para la página de login</text:p>
            </text:list-item>
            <text:list-item>
              <text:p text:style-name="P39">Creación del mainModel, que conecta con la base de datos, limpia las cadenas para evitar SQL Injection, <text:span text:style-name="T19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0">8</text:span>: <text:span text:style-name="T20">13</text:span>/10/2025</text:p>
          <text:list>
            <text:list-item>
              <text:p text:style-name="P40">Rematado el mainModel.</text:p>
            </text:list-item>
            <text:list-item>
              <text:p text:style-name="P40">Archivo ajax.js para manejar los formularios y definir las funciones que muestran los diferentes tipos de ventanas de alerta.</text:p>
            </text:list-item>
            <text:list-item>
              <text:p text:style-name="P41">Creada la vista para el registro de usuario. Formulario de registro.</text:p>
            </text:list-item>
          </text:list>
        </text:list-item>
        <text:list-item>
          <text:p text:style-name="P10">Día <text:span text:style-name="T21">9</text:span>: <text:span text:style-name="T20">1</text:span><text:span text:style-name="T21">5</text:span>/10/2025</text:p>
          <text:list>
            <text:list-item>
              <text:p text:style-name="P42">Implantación de expresiones regulares para restringir los campos de entrada en el registro y restricciones de los campos.</text:p>
            </text:list-item>
            <text:list-item>
              <text:p text:style-name="P42">Finalización de la vista de registro de usuarios.</text:p>
            </text:list-item>
          </text:list>
        </text:list-item>
        <text:list-item>
          <text:p text:style-name="P10"><text:soft-page-break/>Día <text:span text:style-name="T21">10</text:span>: <text:span text:style-name="T20">1</text:span><text:span text:style-name="T23">6</text:span>/10/2025</text:p>
          <text:list>
            <text:list-item>
              <text:p text:style-name="P43">Crear controlador para el módulo de usuarios <text:span text:style-name="T8">userController.php</text:span></text:p>
            </text:list-item>
            <text:list-item>
              <text:p text:style-name="P43">Crear el archivo usuarioAjax que recibe el formulario y llama a la función correspondiente del controlador de usuario.</text:p>
            </text:list-item>
            <text:list-item>
              <text:p text:style-name="P44">Corregido error en el archivo de configuración del servidor de base de datos <text:span text:style-name="T6">server.php</text:span></text:p>
            </text:list-item>
            <text:list-item>
              <text:p text:style-name="P45">Finalizado el registro de usuarios</text:p>
            </text:list-item>
          </text:list>
        </text:list-item>
        <text:list-item>
          <text:p text:style-name="P11">Día <text:span text:style-name="T21">1</text:span><text:span text:style-name="T22">1</text:span>: <text:span text:style-name="T20">1</text:span><text:span text:style-name="T23">7</text:span>/10/2025</text:p>
          <text:list>
            <text:list-item>
              <text:p text:style-name="P46">Programado inicio de sesión <text:span text:style-name="T6">loginController.php</text:span></text:p>
            </text:list-item>
            <text:list-item>
              <text:p text:style-name="P46">Programado cierre de sesión</text:p>
            </text:list-item>
            <text:list-item>
              <text:p text:style-name="P46">Modificada barra de navegación para insertar el nombre y la foto del usuario</text:p>
            </text:list-item>
            <text:list-item>
              <text:p text:style-name="P46">Comprueba si es usuario, redactor o administrador. Habrá que añadir si es revisor o editor.</text:p>
            </text:list-item>
            <text:list-item>
              <text:p text:style-name="P46">Añade al menú de usuario los menús correspondientes a cada tipo de usuario.</text:p>
            </text:list-item>
            <text:list-item>
              <text:p text:style-name="P47">Creada vista principal del panel de control.</text:p>
            </text:list-item>
            <text:list-item>
              <text:p text:style-name="P47">Creada barra de navegación del panel de control.</text:p>
            </text:list-item>
            <text:list-item>
              <text:p text:style-name="P47">Modificada barra de navegación principal.</text:p>
            </text:list-item>
          </text:list>
        </text:list-item>
        <text:list-item>
          <text:p text:style-name="P12">Día <text:span text:style-name="T21">1</text:span><text:span text:style-name="T24">2</text:span>: <text:span text:style-name="T20">1</text:span><text:span text:style-name="T24">8</text:span>/10/2025</text:p>
          <text:list>
            <text:list-item>
              <text:p text:style-name="P48">Creada lista de usuarios del panel de administración (<text:span text:style-name="T9">usuarios-view</text:span><text:span text:style-name="T6">.php</text:span>)</text:p>
            </text:list-item>
            <text:list-item>
              <text:p text:style-name="P48">Creado modelo de usuario (<text:span text:style-name="T6">userModel.php</text:span>)</text:p>
            </text:list-item>
            <text:list-item>
              <text:p text:style-name="P19"><text:span text:style-name="T25">Añadidas funciones para asignar y retirar roles </text:span><text:span text:style-name="T26">desde la vista de usuarios</text:span><text:span text:style-name="T25"> en el controlador de usuario </text:span><text:span text:style-name="T27">y eliminar usuarios en la vista de usuarios.</text:span></text:p>
            </text:list-item>
            <text:list-item>
              <text:p text:style-name="P20"><text:span text:style-name="T27">A</text:span><text:span text:style-name="T25">ñadida la vista de datos de usuario y la actualización de datos.</text:span></text:p>
            </text:list-item>
            <text:list-item>
              <text:p text:style-name="P49">Añadida funcionalidad para cambiar o quitar la foto del usuario.</text:p>
            </text:list-item>
            <text:list-item>
              <text:p text:style-name="P49">FINALIZADO MÓDULO DE GESTIÓN DE USUARIOS.</text:p>
            </text:list-item>
          </text:list>
        </text:list-item>
        <text:list-item>
          <text:p text:style-name="P13">Día <text:span text:style-name="T21">1</text:span><text:span text:style-name="T28">3</text:span>: <text:span text:style-name="T20">1</text:span><text:span text:style-name="T28">9</text:span>/10/2025</text:p>
          <text:list>
            <text:list-item>
              <text:p text:style-name="P50">Creadas todas las vistas del menú principal y <text:s/>de los menús de usuarios según sus roles</text:p>
            </text:list-item>
            <text:list-item>
              <text:p text:style-name="P50">Creado botón “Atrás” genérico e insertado en la vista de datos de usuario</text:p>
            </text:list-item>
            <text:list-item>
              <text:p text:style-name="P50">Corregido error de caché al cambiar la foto de usuario</text:p>
            </text:list-item>
          </text:list>
        </text:list-item>
        <text:list-item>
          <text:p text:style-name="P14">Día <text:span text:style-name="T21">1</text:span><text:span text:style-name="T29">4</text:span>: <text:span text:style-name="T29">20</text:span>/10/2025</text:p>
          <text:list>
            <text:list-item>
              <text:p text:style-name="P51">Creada fachada de grupos de platos (<text:span text:style-name="T6">grupoPlatoAjax.php</text:span>)</text:p>
            </text:list-item>
            <text:list-item>
              <text:p text:style-name="P51">Creado modelo de grupos de platos (<text:span text:style-name="T6">grupoPlatoModel.php</text:span>)</text:p>
            </text:list-item>
            <text:list-item>
              <text:p text:style-name="P51">Creada vista de grupos de platos (<text:span text:style-name="T6">gruposPlatos-view.php</text:span>)</text:p>
            </text:list-item>
            <text:list-item>
              <text:p text:style-name="P51">Creado controlador de grupos de platos (<text:span text:style-name="T6">grupoPlatoController.php</text:span>)</text:p>
            </text:list-item>
            <text:list-item>
              <text:p text:style-name="P53"><text:soft-page-break/>FINALIZADO MÓDULO DE GESTIÓN DE GRUPOS DE PLATOS</text:p>
            </text:list-item>
            <text:list-item>
              <text:p text:style-name="P52">Creada fachada de <text:span text:style-name="T30">tipos</text:span> de platos (<text:span text:style-name="T10">tipo</text:span><text:span text:style-name="T6">PlatoAjax.php</text:span>)</text:p>
            </text:list-item>
            <text:list-item>
              <text:p text:style-name="P52">Creado modelo de <text:span text:style-name="T30">tipo</text:span>s de platos (<text:span text:style-name="T10">tipo</text:span><text:span text:style-name="T6">PlatoModel.php</text:span>)</text:p>
            </text:list-item>
            <text:list-item>
              <text:p text:style-name="P52">Creada vista de <text:span text:style-name="T30">tipo</text:span>s de platos (<text:span text:style-name="T10">tipo</text:span><text:span text:style-name="T6">sPlatos-view.php</text:span>)</text:p>
            </text:list-item>
            <text:list-item>
              <text:p text:style-name="P52">Creado controlador de <text:span text:style-name="T30">tipo</text:span>s de platos (<text:span text:style-name="T10">tipo</text:span><text:span text:style-name="T6">PlatoController.php</text:span>)</text:p>
            </text:list-item>
            <text:list-item>
              <text:p text:style-name="P54">FINALIZADO MÓDULO DE GESTIÓN DE <text:span text:style-name="T30">TIPOS</text:span> DE PLATOS</text:p>
            </text:list-item>
          </text:list>
        </text:list-item>
        <text:list-item>
          <text:p text:style-name="P15">Día <text:span text:style-name="T32">15</text:span>: <text:span text:style-name="T29">2</text:span><text:span text:style-name="T32">1</text:span>/10/2025</text:p>
          <text:list>
            <text:list-item>
              <text:p text:style-name="P55">Creados fachada, modelo, vista y controlador de alérgenos: <text:span text:style-name="T11">alergenoAjax.php</text:span><text:span text:style-name="T34">, </text:span><text:span text:style-name="T11">alergenoModel.php</text:span><text:span text:style-name="T34">, </text:span><text:span text:style-name="T11">alergenos-view.php </text:span><text:span text:style-name="T34">y </text:span><text:span text:style-name="T11">alergenoController.php</text:span><text:span text:style-name="T34">.</text:span></text:p>
            </text:list-item>
            <text:list-item>
              <text:p text:style-name="P55">FINALIZADO MÓDULO DE GESTIÓN DE ALÉRGENOS<text:span text:style-name="T31"/></text:p>
            </text:list-item>
          </text:list>
        </text:list-item>
        <text:list-item>
          <text:p text:style-name="P16">Día <text:span text:style-name="T32">1</text:span><text:span text:style-name="T33">6</text:span>: <text:span text:style-name="T29">2</text:span><text:span text:style-name="T33">2</text:span>/10/2025</text:p>
          <text:list>
            <text:list-item>
              <text:p text:style-name="P56">Creados fachada, modelo, vista y controlador de métodos de cocción: <text:span text:style-name="T12">metodoAjax.php</text:span><text:span text:style-name="T35">, </text:span><text:span text:style-name="T12">metodoModel.php</text:span><text:span text:style-name="T35">, </text:span><text:span text:style-name="T12">metodos-view.php</text:span><text:span text:style-name="T35"> y </text:span><text:span text:style-name="T12">metodoController.php</text:span><text:span text:style-name="T35">.</text:span></text:p>
            </text:list-item>
            <text:list-item>
              <text:p text:style-name="P60">Modificada la tabla de técnicas eliminando el campo activo_tecnica y añadiendo foto_tecnica.</text:p>
            </text:list-item>
            <text:list-item>
              <text:p text:style-name="P56">FINALIZADO MÓDULO DE GESTIÓN DE MÉTODOS DE COCCIÓN</text:p>
            </text:list-item>
          </text:list>
        </text:list-item>
        <text:list-item>
          <text:p text:style-name="P66">Día <text:span text:style-name="T32">1</text:span><text:span text:style-name="T38">7</text:span>: <text:span text:style-name="T29">2</text:span><text:span text:style-name="T38">3</text:span>/10/2025</text:p>
          <text:list>
            <text:list-item>
              <text:p text:style-name="P63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37">18</text:span>: <text:span text:style-name="T36">24</text:span>/10/2025</text:p>
          <text:list>
            <text:list-item>
              <text:p text:style-name="P57">Creados fachada, modelo, vista y controlador de <text:span text:style-name="T36">estilos de cocina</text:span>: <text:span text:style-name="T13">estiloCocina</text:span><text:span text:style-name="T12">Ajax.php</text:span><text:span text:style-name="T35">, </text:span><text:span text:style-name="T13">estiloCocina</text:span><text:span text:style-name="T12">Model.php</text:span><text:span text:style-name="T35">, </text:span><text:span text:style-name="T12">e</text:span><text:span text:style-name="T13">stilosCocina</text:span><text:span text:style-name="T12">-view.php</text:span><text:span text:style-name="T35"> y </text:span><text:span text:style-name="T12">e</text:span><text:span text:style-name="T13">stiloCocina</text:span><text:span text:style-name="T12">Controller.php</text:span><text:span text:style-name="T35">.</text:span></text:p>
            </text:list-item>
            <text:list-item>
              <text:p text:style-name="P61">Modificada la tabla de <text:span text:style-name="T36">estilos_cocina</text:span> eliminando el campo activo_<text:span text:style-name="T36">estilo</text:span> y añadiendo foto_<text:span text:style-name="T36">estilo</text:span>.</text:p>
            </text:list-item>
            <text:list-item>
              <text:p text:style-name="P57">FINALIZADO MÓDULO DE GESTIÓN DE <text:span text:style-name="T36">ESTILOS DE COCINA</text:span></text:p>
            </text:list-item>
          </text:list>
        </text:list-item>
        <text:list-item>
          <text:p text:style-name="P18">Día <text:span text:style-name="T37">1</text:span><text:span text:style-name="T39">9</text:span>: <text:span text:style-name="T36">2</text:span><text:span text:style-name="T39">6</text:span>/10/2025</text:p>
          <text:list>
            <text:list-item>
              <text:p text:style-name="P58">Creados fachada, modelo, vista y controlador de <text:span text:style-name="T40">utensilios de cocina</text:span>: <text:span text:style-name="T14">utensilio</text:span><text:span text:style-name="T12">Ajax.php</text:span><text:span text:style-name="T35">, </text:span><text:span text:style-name="T14">utensilio</text:span><text:span text:style-name="T12">Model.php</text:span><text:span text:style-name="T35">, </text:span><text:span text:style-name="T14">utensilios</text:span><text:span text:style-name="T12">-view.php</text:span><text:span text:style-name="T35"> y </text:span><text:span text:style-name="T14">utensilio</text:span><text:span text:style-name="T12">Controller.php</text:span><text:span text:style-name="T35">.</text:span></text:p>
            </text:list-item>
            <text:list-item>
              <text:p text:style-name="P62">Modificada la tabla de <text:span text:style-name="T41">utensilios</text:span> añadiendo foto_<text:span text:style-name="T41">utensilio</text:span>.</text:p>
            </text:list-item>
            <text:list-item>
              <text:p text:style-name="P64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59">FINALIZADO MÓDULO DE GESTIÓN DE <text:span text:style-name="T41">UTENSILIOS</text:span><text:span text:style-name="T36"> DE COCINA</text:span></text:p>
            </text:list-item>
            <text:list-item>
              <text:p text:style-name="P65"><text:span text:style-name="T42">Problema</text:span>: un mismo ingrediente puede tener unidades de medida diferentes en distintas recetas.</text:p>
              <text:p text:style-name="P65"><text:soft-page-break/><text:span text:style-name="T42">Solución</text:span>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65">Añadida tabla unidades_medida para gestionar mejor el recalcular los ingredientes dependiendo del número de personas para las que se quiere realizar la receta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6</text:page-number><text:s/>de <text:page-count>6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6T22:06:37.220498106</dc:date>
    <meta:editing-duration>P1DT7H49M1S</meta:editing-duration>
    <meta:editing-cycles>66</meta:editing-cycles>
    <meta:generator>LibreOffice/7.4.7.2$Linux_X86_64 LibreOffice_project/40$Build-2</meta:generator>
    <meta:document-statistic meta:table-count="0" meta:image-count="0" meta:object-count="0" meta:page-count="6" meta:paragraph-count="119" meta:word-count="1040" meta:character-count="6531" meta:non-whitespace-character-count="5721"/>
  </office:meta>
</office:document-meta>
</file>